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przęt" style:family="table">
      <style:table-properties style:width="16.999cm" table:align="margins"/>
    </style:style>
    <style:style style:name="Sprzęt.A" style:family="table-column">
      <style:table-column-properties style:column-width="5.666cm" style:rel-column-width="21845*"/>
    </style:style>
    <style:style style:name="Sprzę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rzęt.C1" style:family="table-cell">
      <style:table-cell-properties fo:padding="0.097cm" fo:border="0.002cm solid #000000"/>
    </style:style>
    <style:style style:name="Sprzęt.A2" style:family="table-cell">
      <style:table-cell-properties fo:padding="0.097cm" fo:border-left="0.002cm solid #000000" fo:border-right="none" fo:border-top="none" fo:border-bottom="0.002cm solid #000000"/>
    </style:style>
    <style:style style:name="Sprzęt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/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number text:level="1" text:style-name="Numbering_20_Symbols" style:num-suffix="." style:num-format="1" text:start-value="1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wa Leszczyńska, Piotr Mionskowski, Tomasz Kwiecień</text:p>
      <text:p text:style-name="P2"/>
      <text:p text:style-name="P3">Plan testu</text:p>
      <text:p text:style-name="Standard"><text:span text:style-name="T3">Unikatowy identyfikator dokumentu</text:span><text:line-break/><text:span text:style-name="T2">SnackAmp3.1.2-pt-v1.0 </text:span></text:p>
      <text:p text:style-name="Standard"/>
      <text:p text:style-name="Standard"><text:span text:style-name="T1">1. Wprowadzenie</text:span><text:line-break/> /*Ogólna charakterystyka testowanych obiektów; ich pochodzenie i historia; odwołania do dokumentacji projektowej (plan projektu, wymagania<text:line-break/> jakościowe, konfiguracja, praktyki i standardy projektowe).*/<text:line-break/><text:line-break/>SnackAmp to wielo-platformowy odtwarzacz muzyki posiadający podstawowe funkcje odtwarzacza, wsparcie dla wielu użytkowników, wbudowany<text:line-break/> serwer www oraz rozbudowaną playlistę. Obecnie wspierane są między innymi formaty mp3, wav, ogg, vorbis oraz wiele innych. SnackAmp odtwarza również strumienie mp3 oraz ogg, a także może pełnić rolę serwera kompatybilnego z Icecast/Shoutcast dla innych klientów. Skrypty Tcl/Tk oraz <text:line-break/>binarki (dla Windowsa jak i Linuxa) można pobrać na sourceforge.net.<text:line-break/><text:line-break/>Głównym założeniem projektowym programu było łatwe i sprawne zarządzanie ogromną ilością plików muzycznych. <text:line-break/><text:line-break/><text:line-break/>Ostatnie stabilne wydanie to wersja to 3.1.2 z Lipca 2005. Trwają prace nad kolejną.<text:line-break/><text:line-break/><text:span text:style-name="T1">2. Obiekty testowane</text:span><text:line-break/> /*Spis obiektów i ich wersji, nośniki, czynności przygotowawcze; odwołania do dokumentacji projektowej (specyfikacja wymagań, specyfikacja<text:line-break/> konstrukcji, instrukcja obsługi, instrukcja instalacji, wcześniej raporty o nieprzewidzianych zdarzeniach); spis obiektów wyłączonych spod testowania<text:line-break/>*/<text:line-break/><text:line-break/>Wszystkie testowane obiekty pochodzą z wersji programu 3.1.2:<text:line-break/> a) Lista odtwarzania, AutoPlaylist Manager<text:line-break/><text:line-break/> b) Interfejs www<text:line-break/><text:line-break/> c) 1. Odtwarzacz strumieni audio</text:p>
      <text:p text:style-name="Standard"><text:s text:c="5"/>2. Serwer strumieni audio <text:line-break/><text:line-break/> d) Interfejs użytkownika<text:line-break/><text:line-break/><text:line-break/><text:span text:style-name="T1">3. Cechy obiektów podlegające testowaniu</text:span><text:line-break/> /*Nazwa i opis każdej cechy oraz ich kombinacji. Odwołania do dokumentu „Konstrukcja testu” dla każdej cechy.*/<text:line-break/> <text:line-break/>a) odtwarzanie utworów z obszernej playlisty (kilka tysięcy pozycji) przeszukiwanie listy,</text:p>
      <text:p text:style-name="Standard"><text:s text:c="4"/>zmiana pozycji <text:s/>odtwarzania, prawidłowość odtwarzania formatów plików:</text:p>
      <text:p text:style-name="Standard"><text:s text:c="4"/>WAV, AU, AIFF, MP3, CSL, SD, SMP, NIST/Sphere, wyświetlanie opisów plików z i bez tagów: <text:s text:c="4"/></text:p>
      <text:p text:style-name="Standard">ID3v2/ID3v1, Ogg; edycja tagów: ID3v2/ID3v1, Ogg</text:p>
      <text:p text:style-name="Standard">zapisów plików w formacie Mp3 do formatów WAV, Ogg, Smp, Snd, AU, AIFF, CSL</text:p>
      <text:p text:style-name="Standard">zmiana struktury katalogów w drzewie</text:p>
      <text:p text:style-name="Standard">uaktualnianie referencji utworów znajdujących się na aktualnie odtwarzanej liscie<text:line-break/><text:line-break/><text:line-break/>b) 1. Obsługa lokalna przez interfejs www (rożne przeglądarki www).<text:line-break/> <text:s text:c="4"/>2. Obsługa zdalna przez interfejs www (rożne przeglądarki www).<text:line-break/><text:line-break/>c) 1. Odtwarzanie strumieni dźwięku ze stacji internetowych typu shoutcast.<text:line-break/> <text:s text:c="3"/>2. Odtwarzanie strumieni dźwięku z serwera snackAmp w sieci lokalnej<text:line-break/> <text:s text:c="6"/>A)Stream Active<text:line-break/> <text:s text:c="6"/>B)Stream Playlist<text:line-break/> <text:s text:c="6"/>C)Stream AutoPlaylist<text:line-break/><text:line-break/>d) Interfejs użytkownika - intuicyjność programu<text:line-break/><text:line-break/><text:span text:style-name="T1">4. Cechy obiektów nie podlegające testowaniu</text:span><text:line-break/> /*Nazwa i opis każdej cechy oraz ich kombinacji. Uzasadnienie dla każdej nie testowanej cechy.*/<text:line-break/><text:line-break/><text:span text:style-name="T2">Zużycie zasobów</text:span><text:line-break/>Zużycie procesora podczas odtwarzania - cecha ta nie zostaje brana pod uwagę podczas testowania, z uwagi na to, że SnackAmp korzysta z Snack Sound toolkit, który to dostarcza językom Tcl/Tk oraz Python rozszerzeń dzięki którym łatwo, jest stworzyć odtwarzacz muzyczny. Jednocześnie narzędzie Snack ma wbudowaną obsługę formatów plików i tagów, zgodnie z dokumentacja akceptowanych przez testowany odtwarzacz. Testując mamy zamiar skupić się na sprawdzeniu funkcjonalności SnackAmp'a a nie na wydajności pakietu Snack, uwzględniając oczywiście anormalne zużycie procesora sięgające powyżej 50% podczas odtwarzania utworu. Z <text:s/>podobnych powodów testowaniu nie będzie podlegała ilość pamięci RAM zużywana przez odtwarzacz.<text:line-break/></text:p>
      <text:p text:style-name="Standard"><text:span text:style-name="T2">Socket Interface</text:span><text:line-break/>Z uwagi na charakter raczej funkcjonalny charakter testu, nie będziemy badać możliwości programowego interfejsu udostępnianego przez odtwarzacz, pozwalającemu na wydawanie poleceń odtwarzaczowi przez połączenie TCP/IP. Oznacza to że skupimy się na testowaniu samego interfejsu www, który korzysta z wyżej wymienionej techniki, nie wnikając w poprawność ich implementacji ze strony odtwarzacza.</text:p>
      <text:p text:style-name="Standard"><text:line-break/><text:span text:style-name="T2">Jakość odtwarzania</text:span><text:line-break/>Odtwarzacze muzyczne różnią się jakością granej muzyki, nie rzadko słyszalną dla zwykłych użytkowników. W przypadku odtwarzacza SnackAmp, za jakość dekodowania muzyki odpowiedzialny jest pakiet Snack, wobec czego cecha ta nie będzie brana pod uwagę.<text:line-break/><text:line-break/><text:span text:style-name="T1">5. Czynności, techniki i narzędzia.</text:span><text:line-break/> /*Opis podejścia dla każdej wyodrębnionej grupy cech i uzasadnienie jego adekwatności. Poziom dokładności opisu musi być wystarczający<text:line-break/> do późniejszego zidentyfikowania zadań do wykonania. Definicja metody oceny wysiłku oraz metod badania zgodności otrzymanych wyników<text:line-break/> ze specyfikacją wymagań. Przewidywane utrudnienia w dostępie do obiektów, zasobów i ograniczenia czasowe.*/<text:line-break/><text:line-break/><text:line-break/><text:span text:style-name="T1">6. Kryteria zaliczenia/niezaliczenia testu</text:span><text:line-break/> /*Kryteria decyzyjne dla każdego obiektu*/<text:line-break/><text:line-break/>a) Odtwarzanie utworów z obszernej playlisty (powyżej tysiąca pozycji).<text:line-break/> <text:s text:c="4"/><text:tab/><text:span text:style-name="T2">Zaliczenie: </text:span>Wybierany utwór w każdym formacie za każdym razem odtwarza się poprawnie, <text:s/>ponadto działa przesuwanie pozycji, zapisywanie ścieżek do innych formatów i poprawne odtworzenie przez Windows Media Player, zmiana struktury katalogów, uaktualnianie referencji do plików w aktualnej playliście, edycja tagów, funkcja tag2name<text:line-break/> <text:s text:c="3"/><text:tab/><text:span text:style-name="T2">Niezaliczenie:</text:span> Błąd odtwarzania lub inny w którymkolwiek momencie testu.<text:line-break/><text:line-break/>b) 1. Obsługa lokalna przez interfejs www(IE 6.0, IE 7.0, Firefox 2, Opera 9.2).<text:line-break/> <text:s text:c="4"/><text:tab/><text:span text:style-name="T2">Zaliczenie: </text:span>Odtwarzacz reaguje na polecenia wydawane w przeglądarce.<text:line-break/> <text:s text:c="19"/><text:tab/> <text:s text:c="7"/>Dopuszcza się niedziałanie jednej funkcji pod warunkiem,</text:p>
      <text:p text:style-name="Standard"><text:tab/><text:tab/> <text:s text:c="7"/>że nie działa tylko pod jedną z przeglądarek.<text:line-break/> <text:s text:c="4"/><text:tab/><text:span text:style-name="T2">Niezaliczenie:</text:span> Odtwarzacz nie reaguje na wydawane polecenie w więcej niż w jednej <text:tab/><text:tab/><text:tab/><text:tab/>przeglądarce www. Odtwarzacz nie reaguje na kilka wydawanych poleceń.<text:line-break/><text:line-break/> <text:s text:c="3"/>2. Obsługa zdalna przez interfejs www(IE 6.0, IE 7.0, Firefox 2, Opera 9.2).<text:line-break/> <text:s text:c="4"/><text:tab/><text:span text:style-name="T2">Zaliczenie: </text:span>Odtwarzacz reaguję na polecenia wydawane w przeglądarce.<text:line-break/> <text:s text:c="18"/><text:tab/> <text:s text:c="7"/>Dopuszcza się niedziałanie jednej funkcji pod warunkiem, że nie działa tylko <text:tab/><text:tab/> <text:s text:c="7"/>pod jedną z przeglądarek.<text:line-break/> <text:s text:c="3"/><text:tab/><text:span text:style-name="T2">Niezaliczenie: </text:span>Odtwarzacz nie reaguje na wydawane polecenie w więcej niż w jednej <text:tab/><text:tab/><text:tab/><text:tab/>przeglądarce www. Odtwarzacz nie reaguje na kilka wydawanych poleceń.<text:line-break/><text:line-break/>c) 1. Odtwarzanie strumieni dźwięku ze stacji internetowych typu shoutcast.<text:line-break/> <text:s text:c="4"/><text:tab/><text:span text:style-name="T2">Zaliczenie:</text:span> Radia internetowe są prawidłowo odtwarzane.<text:line-break/> <text:s text:c="4"/><text:tab/><text:span text:style-name="T2">Niezaliczenie:</text:span> Nieprawidłowe działanie dowolnej stacji z pierwszej 15 listy <text:tab/><text:tab/><text:tab/><text:tab/><text:tab/>http://shoutcast.com/<text:line-break/> <text:s text:c="3"/>2. Odtwarzanie strumieni dźwięku z serwera snackAmp w sieci lokalnej<text:line-break/> <text:s text:c="6"/>A)Stream Active<text:line-break/> <text:s text:c="6"/>B)Stream Playlist<text:line-break/> <text:s text:c="6"/>C)Stream AutoPlaylist<text:line-break/> <text:s text:c="3"/><text:tab/><text:span text:style-name="T2">Zaliczenie: </text:span>Program prawidło łączy się z serwerem po sieci lokalnej i odtwarza muzykę.<text:line-break/><text:line-break/><text:line-break/>d) Interfejs użytkownika - intuicyjność programu<text:line-break/> <text:s text:c="4"/><text:tab/><text:span text:style-name="T2">Zaliczenie: </text:span>3 na 5 użytkowników niemających wcześniej styczności z programem potrafi</text:p>
      <text:p text:style-name="Standard"><text:tab/><text:tab/> <text:s text:c="5"/>w snackAmp (bez pomocy osób trzecich, z pomocą users manual) korzystać z <text:tab/><text:tab/> <text:s text:c="5"/>podstawowych funkcji tzn: odtworzyć plik muzyczny, zarządzać playlistą, <text:tab/><text:tab/><text:tab/> <text:s text:c="5"/>połączyć się z radiem internetowym.<text:line-break/> <text:s/><text:line-break/><text:line-break/><text:line-break/><text:span text:style-name="T1">7. Kryteria zawieszenia/wznowienia testu</text:span><text:line-break/> /*Kryteria zawieszenia eksperymentu w całości lub w części; opis czynności wymagających powtórzenia w przypadku wznowienia testu.*/<text:line-break/><text:line-break/>Zerwanie połączenia z internetem w przypadku testowania odbierania stacji radiowych wymaga wstrzymania testowania tego obiektu programu.<text:line-break/> Testy należy wznowić po odzyskaniu łącza do internetu. Należy powtórzyć tylko testy dotyczące obiektu c).<text:line-break/><text:line-break/><text:span text:style-name="T1">8. Dokumentacja testu</text:span><text:line-break/> /*Szczegółowy spis dokumentów (plan testu, konstrukcja testu, specyfikacja przypadków testowych, specyfikacja procedur testowych, specyfikacja<text:line-break/> dostawy obiektów, dziennik, raport zdarzeń, podsumowanie); spis dokumentacji dotyczącej narzędzi użytych do testowania.*/<text:line-break/><text:line-break/><text:line-break/><text:span text:style-name="T1">9. Zadania do wykonania</text:span><text:line-break/> /*Lista zadań dotyczących przygotowania i przeprowadzenia testu.*/</text:p>
      <text:p text:style-name="Standard"><text:line-break/>Zainstalowanie SnackAmp w wersji 3.2.1, pobranego z <text:a xlink:type="simple" xlink:href="http://kent.dl.sourceforge.net/sourceforge/snackamp/snackAmp-Install-3.1.2.exe">http://kent.dl.sourceforge.net/sourceforge/snackamp/snackAmp-Install-3.1.2.exe</text:a> </text:p>
      <text:p text:style-name="Standard">Po zainstalowaniu należy upewnić się, że SnackAmp jest domyślnym odtwarzaczem plików muzycznych, poprzez wybranie Tools -&gt; Preferences -&gt; File Associations, a następnie zaznaczenie wszystkich rozszerzeń z lewej kolumny.<text:line-break/>Przygotowanie zbioru plików muzycznych ( i innych ) w różnych formatach, w różnych katalogach, w których występują pliki wszystkimi wymienionymi rozszerzeniami:</text:p>
      <text:p text:style-name="Standard">(WAV, AU, AIFF, MP3, CSL, SD, SMP, NIST/Sphere). </text:p>
      <text:p text:style-name="Standard">Zapewnienie dostępu do komputera umożliwiającego postawianie wbudowanego web serwera, oraz zdalny dostęp do niego, z zainstalowanymi przeglądarkami IE 6.0, IE 7.0, Firefox 2, Opera 9.2, oraz Windows Media Player w wersji 9 lub nowszej.<text:line-break/><text:span text:style-name="T1">10. Wymagania na środowisko testowe</text:span><text:line-break/> /*Konieczne i pożądane fizyczne cechy środowiska: hardware, sieć, system; tryb użycia (np. unikatowa instalacja); dodatkowe oprogramowanie;<text:line-break/> wymagany poziom bezpieczeństwa dla środowiska testowego, oprogramowania i innych niezbędnych instalacji. Inne wymagani, np. przestrzeń biurowa,<text:line-break/> źródła pozyskiwania zasobów wymaganych przez zespół testujący.*/</text:p>
      <text:p text:style-name="Standard"/>
      <text:p text:style-name="Standard">Dokumentacja SnackAmp nie definiuje jednoznacznie minimalnych ani zalecanych wymagań sprzętowych. Do pełnego testowania potrzebne będą dodatkowo zainstalowane programy: Windows Media Player (dostarczany z Windowsem), Opera ( <text:a xlink:type="simple" xlink:href="http://www.opera.com/download">http://www.opera.com/download</text:a> ), Internet Explorer (dostarczany z Windowsem ), Firefox <text:s/>(<text:a xlink:type="simple" xlink:href="http://www.firefox2.com/pl/">http://www.firefox2.com/pl/</text:a> ). Komputery połączone w sieć lokalną i mające dostęp do internetu, posiadające kilka tysięcy plików muzycznych w różnych formatach.</text:p>
      <text:p text:style-name="Standard">Testowanie odbędzie się na następujących maszynach:</text:p>
      <table:table table:name="Sprzęt" table:style-name="Sprzęt">
        <table:table-column table:style-name="Sprzęt.A" table:number-columns-repeated="3"/>
        <table:table-row>
          <table:table-cell table:style-name="Sprzęt.A1" office:value-type="string">
            <text:p text:style-name="Table_20_Contents"/>
          </table:table-cell>
          <table:table-cell table:style-name="Sprzęt.A1" office:value-type="string">
            <text:p text:style-name="Table_20_Contents">Komputer 1</text:p>
          </table:table-cell>
          <table:table-cell table:style-name="Sprzęt.C1" office:value-type="string">
            <text:p text:style-name="Table_20_Contents">Komputer 2</text:p>
          </table:table-cell>
        </table:table-row>
        <table:table-row>
          <table:table-cell table:style-name="Sprzęt.A2" office:value-type="string">
            <text:p text:style-name="Table_20_Contents">Taktowanie procesora</text:p>
          </table:table-cell>
          <table:table-cell table:style-name="Sprzęt.A2" office:value-type="string">
            <text:p text:style-name="Table_20_Contents">2,1GHz</text:p>
          </table:table-cell>
          <table:table-cell table:style-name="Sprzęt.C2" office:value-type="string">
            <text:p text:style-name="Table_20_Contents"/>
          </table:table-cell>
        </table:table-row>
        <table:table-row>
          <table:table-cell table:style-name="Sprzęt.A2" office:value-type="string">
            <text:p text:style-name="Table_20_Contents">RAM</text:p>
          </table:table-cell>
          <table:table-cell table:style-name="Sprzęt.A2" office:value-type="string">
            <text:p text:style-name="Table_20_Contents">512MB</text:p>
          </table:table-cell>
          <table:table-cell table:style-name="Sprzęt.C2" office:value-type="string">
            <text:p text:style-name="Table_20_Contents"/>
          </table:table-cell>
        </table:table-row>
        <table:table-row>
          <table:table-cell table:style-name="Sprzęt.A2" office:value-type="string">
            <text:p text:style-name="Table_20_Contents">System</text:p>
          </table:table-cell>
          <table:table-cell table:style-name="Sprzęt.A2" office:value-type="string">
            <text:p text:style-name="Table_20_Contents">Windows XP SP2</text:p>
          </table:table-cell>
          <table:table-cell table:style-name="Sprzęt.C2" office:value-type="string">
            <text:p text:style-name="Table_20_Contents"/>
          </table:table-cell>
        </table:table-row>
        <table:table-row>
          <table:table-cell table:style-name="Sprzęt.A2" office:value-type="string">
            <text:p text:style-name="Table_20_Contents">Windows Media Player</text:p>
          </table:table-cell>
          <table:table-cell table:style-name="Sprzęt.A2" office:value-type="string">
            <text:p text:style-name="Table_20_Contents">9.0</text:p>
          </table:table-cell>
          <table:table-cell table:style-name="Sprzęt.C2" office:value-type="string">
            <text:p text:style-name="Table_20_Contents"/>
          </table:table-cell>
        </table:table-row>
        <table:table-row>
          <table:table-cell table:style-name="Sprzęt.A2" office:value-type="string">
            <text:p text:style-name="Table_20_Contents">Opera</text:p>
          </table:table-cell>
          <table:table-cell table:style-name="Sprzęt.A2" office:value-type="string">
            <text:p text:style-name="Table_20_Contents">9.25</text:p>
          </table:table-cell>
          <table:table-cell table:style-name="Sprzęt.C2" office:value-type="string">
            <text:p text:style-name="Table_20_Contents"/>
          </table:table-cell>
        </table:table-row>
        <table:table-row>
          <table:table-cell table:style-name="Sprzęt.A2" office:value-type="string">
            <text:p text:style-name="Table_20_Contents">Firefox</text:p>
          </table:table-cell>
          <table:table-cell table:style-name="Sprzęt.A2" office:value-type="string">
            <text:p text:style-name="Table_20_Contents">2</text:p>
          </table:table-cell>
          <table:table-cell table:style-name="Sprzęt.C2" office:value-type="string">
            <text:p text:style-name="Table_20_Contents"/>
          </table:table-cell>
        </table:table-row>
        <table:table-row>
          <table:table-cell table:style-name="Sprzęt.A2" office:value-type="string">
            <text:p text:style-name="Table_20_Contents">IE</text:p>
          </table:table-cell>
          <table:table-cell table:style-name="Sprzęt.A2" office:value-type="string">
            <text:p text:style-name="Table_20_Contents">7</text:p>
          </table:table-cell>
          <table:table-cell table:style-name="Sprzęt.C2" office:value-type="string">
            <text:p text:style-name="Table_20_Contents"/>
          </table:table-cell>
        </table:table-row>
      </table:table>
      <text:p text:style-name="Standard"/>
      <text:p text:style-name="Standard"/>
      <text:list text:style-name="L1">
        <text:list-item>
          <text:p text:style-name="P4"><text:span text:style-name="T1">Osoby odpowiedzialne</text:span><text:line-break/> /*Lista osób odpowiedzialnych za: zarządzanie, projektowanie, przygotowanie, przeprowadzanie, obserwację, kontrolę i rozstrzyganie. Dodatkowo<text:line-break/> należy wyszczególnić osoby odpowiedzialne z przygotowanie przypadków testowych i przygotowanie środowiska.*/<text:line-break/><text:line-break/><text:span text:style-name="T1">12. Szkolenia</text:span><text:line-break/> /*Szkolenia niezbędne do nabycia określonych umiejętności. Warianty szkoleń dla różnych klas umiejętności.*/<text:line-break/>Do przeprowadzenia testowania wymagane jest zapoznanie się z podręcznikiem z [1].<text:line-break/><text:span text:style-name="T1">13. Harmonogram</text:span><text:line-break/> /*Punkty kontrolne niezbędne dla wszystkich czynności testowych, z uwzględnieniem dat dostawy obiektów. Oszacowanie czasu niezbędnego do<text:line-break/> użycia każdego zasobu.*/<text:line-break/><text:line-break/><text:line-break/><text:span text:style-name="T1">14. Zagrożenia i środki zaradcze</text:span><text:line-break/> /*Zagrożenia dla realizacji założonego planu i środki przeciwdziałania./*<text:line-break/><text:line-break/><text:line-break/><text:line-break/>Akceptacja<text:line-break/><text:line-break/>Bibliografia:</text:p>
          <text:p text:style-name="P4">1. User Manual, http://snackamp.sourceforge.net/user_manual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5-04T10:55:35</meta:creation-date>
    <dc:creator>Piotr Mionskowski</dc:creator>
    <dc:date>2008-05-04T15:23:16</dc:date>
    <dc:language>pl-PL</dc:language>
    <meta:editing-cycles>9</meta:editing-cycles>
    <meta:editing-duration>PT2H26M47S</meta:editing-duration>
    <meta:user-defined meta:name="Informacja 1"/>
    <meta:user-defined meta:name="Informacja 2"/>
    <meta:user-defined meta:name="Informacja 3"/>
    <meta:user-defined meta:name="Informacja 4"/>
    <meta:document-statistic meta:table-count="1" meta:image-count="0" meta:object-count="0" meta:page-count="5" meta:paragraph-count="39" meta:word-count="1324" meta:character-count="10647"/>
  </office:meta>
</office:document-meta>
</file>